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officeooo:rsid="001c83e2" officeooo:paragraph-rsid="001c83e2"/>
    </style:style>
    <style:style style:name="P4" style:family="paragraph" style:parent-style-name="Text_20_body">
      <style:paragraph-properties fo:margin-left="0cm" fo:margin-right="0cm" fo:text-align="justify" style:justify-single-word="false" fo:text-indent="0.499cm" style:auto-text-indent="false"/>
      <style:text-properties officeooo:rsid="001d3495" officeooo:paragraph-rsid="001d3495"/>
    </style:style>
    <style:style style:name="P5" style:family="paragraph" style:parent-style-name="Text_20_body">
      <style:paragraph-properties fo:margin-left="0cm" fo:margin-right="0cm" fo:text-align="justify" style:justify-single-word="false" fo:text-indent="0.499cm" style:auto-text-indent="false"/>
      <style:text-properties officeooo:rsid="001f18e1" officeooo:paragraph-rsid="001f18e1"/>
    </style:style>
    <style:style style:name="P6" style:family="paragraph" style:parent-style-name="Text_20_body">
      <style:paragraph-properties fo:margin-left="0cm" fo:margin-right="0cm" fo:text-align="justify" style:justify-single-word="false" fo:text-indent="0.499cm" style:auto-text-indent="false"/>
      <style:text-properties officeooo:rsid="001f1f0b" officeooo:paragraph-rsid="001f1f0b"/>
    </style:style>
    <style:style style:name="P7" style:family="paragraph" style:parent-style-name="Text_20_body">
      <style:paragraph-properties fo:margin-left="0cm" fo:margin-right="0cm" fo:text-align="justify" style:justify-single-word="false" fo:text-indent="0.499cm" style:auto-text-indent="false"/>
      <style:text-properties officeooo:rsid="001f9cf4" officeooo:paragraph-rsid="001f9cf4"/>
    </style:style>
    <style:style style:name="P8" style:family="paragraph" style:parent-style-name="Text_20_body">
      <style:paragraph-properties fo:margin-left="0cm" fo:margin-right="0cm" fo:text-align="justify" style:justify-single-word="false" fo:text-indent="0.499cm" style:auto-text-indent="false"/>
      <style:text-properties officeooo:rsid="001fa759" officeooo:paragraph-rsid="001fa759"/>
    </style:style>
    <style:style style:name="P9" style:family="paragraph" style:parent-style-name="Text_20_body">
      <style:paragraph-properties fo:margin-left="0cm" fo:margin-right="0cm" fo:text-align="justify" style:justify-single-word="false" fo:text-indent="0.499cm" style:auto-text-indent="false"/>
      <style:text-properties officeooo:rsid="0020cbf0" officeooo:paragraph-rsid="0020cbf0"/>
    </style:style>
    <style:style style:name="P10" style:family="paragraph" style:parent-style-name="Text_20_body">
      <style:paragraph-properties fo:margin-left="0cm" fo:margin-right="0cm" fo:text-align="justify" style:justify-single-word="false" fo:text-indent="0.499cm" style:auto-text-indent="false"/>
      <style:text-properties officeooo:rsid="002600ae" officeooo:paragraph-rsid="002600ae"/>
    </style:style>
    <style:style style:name="P11" style:family="paragraph" style:parent-style-name="Text_20_body">
      <style:paragraph-properties fo:margin-left="0cm" fo:margin-right="0cm" fo:text-align="justify" style:justify-single-word="false" fo:text-indent="0.499cm" style:auto-text-indent="false"/>
      <style:text-properties officeooo:rsid="002b4233" officeooo:paragraph-rsid="002b4233"/>
    </style:style>
    <style:style style:name="P12" style:family="paragraph" style:parent-style-name="Text_20_body">
      <style:paragraph-properties fo:margin-left="0cm" fo:margin-right="0cm" fo:text-align="justify" style:justify-single-word="false" fo:text-indent="0.499cm" style:auto-text-indent="false"/>
      <style:text-properties officeooo:rsid="002ceba5" officeooo:paragraph-rsid="002ceba5"/>
    </style:style>
    <style:style style:name="P13" style:family="paragraph" style:parent-style-name="Text_20_body">
      <style:paragraph-properties fo:margin-left="0cm" fo:margin-right="0cm" fo:text-align="justify" style:justify-single-word="false" fo:text-indent="0.499cm" style:auto-text-indent="false"/>
      <style:text-properties officeooo:rsid="002eb8ba" officeooo:paragraph-rsid="002eb8ba"/>
    </style:style>
    <style:style style:name="P14" style:family="paragraph" style:parent-style-name="Text_20_body">
      <style:paragraph-properties fo:margin-left="0cm" fo:margin-right="0cm" fo:text-align="justify" style:justify-single-word="false" fo:text-indent="0.499cm" style:auto-text-indent="false"/>
      <style:text-properties officeooo:rsid="00300ec5" officeooo:paragraph-rsid="00300ec5"/>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officeooo:rsid="00300ec5" officeooo:paragraph-rsid="00300ec5"/>
    </style:style>
    <style:style style:name="P16"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17"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1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paragraph-rsid="00167d86"/>
    </style:style>
    <style:style style:name="P19"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2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rsid="0027cde8" officeooo:paragraph-rsid="0027cde8"/>
    </style:style>
    <style:style style:name="P2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2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6dd81" officeooo:paragraph-rsid="0016dd81"/>
    </style:style>
    <style:style style:name="P2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7d86" officeooo:paragraph-rsid="00167d86"/>
    </style:style>
    <style:style style:name="P2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dd81" officeooo:paragraph-rsid="0016dd81"/>
    </style:style>
    <style:style style:name="P2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8c4f4" officeooo:paragraph-rsid="0018c4f4"/>
    </style:style>
    <style:style style:name="P2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00cc00" fo:language="en" fo:country="US"/>
    </style:style>
    <style:style style:name="P27" style:family="paragraph" style:parent-style-name="Text_20_body">
      <style:text-properties fo:language="ru" fo:country="RU"/>
    </style:style>
    <style:style style:name="P28" style:family="paragraph" style:parent-style-name="Text_20_body">
      <style:paragraph-properties fo:text-align="justify" style:justify-single-word="false"/>
      <style:text-properties fo:language="ru" fo:country="RU"/>
    </style:style>
    <style:style style:name="P29" style:family="paragraph" style:parent-style-name="Text_20_body">
      <style:paragraph-properties fo:margin-top="0cm" fo:margin-bottom="0.212cm" style:contextual-spacing="false" fo:text-align="justify" style:justify-single-word="false"/>
      <style:text-properties fo:language="ru" fo:country="RU" officeooo:rsid="0018c4f4" officeooo:paragraph-rsid="002490bc"/>
    </style:style>
    <style:style style:name="P30" style:family="paragraph" style:parent-style-name="Text_20_body">
      <style:paragraph-properties fo:margin-top="0cm" fo:margin-bottom="0.212cm" style:contextual-spacing="false" fo:text-align="justify" style:justify-single-word="false"/>
      <style:text-properties officeooo:rsid="002490bc" officeooo:paragraph-rsid="002490bc"/>
    </style:style>
    <style:style style:name="P31"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officeooo:rsid="002490bc" officeooo:paragraph-rsid="002490bc"/>
    </style:style>
    <style:style style:name="P32" style:family="paragraph" style:parent-style-name="Text_20_body" style:list-style-name="L4">
      <style:text-properties fo:language="ru" fo:country="RU"/>
    </style:style>
    <style:style style:name="P33" style:family="paragraph" style:parent-style-name="Text_20_body" style:list-style-name="L5">
      <style:text-properties fo:language="ru" fo:country="RU" officeooo:paragraph-rsid="001adbb3"/>
    </style:style>
    <style:style style:name="P34" style:family="paragraph" style:parent-style-name="Text_20_body" style:list-style-name="L6">
      <style:paragraph-properties fo:text-align="justify" style:justify-single-word="false"/>
      <style:text-properties fo:language="ru" fo:country="RU"/>
    </style:style>
    <style:style style:name="P35" style:family="paragraph" style:parent-style-name="Text_20_body" style:list-style-name="L7">
      <style:paragraph-properties fo:text-align="justify" style:justify-single-word="false"/>
      <style:text-properties fo:language="ru" fo:country="RU"/>
    </style:style>
    <style:style style:name="P36" style:family="paragraph" style:parent-style-name="Text_20_body" style:list-style-name="L8">
      <style:paragraph-properties fo:text-align="justify" style:justify-single-word="false"/>
      <style:text-properties fo:language="ru" fo:country="RU"/>
    </style:style>
    <style:style style:name="P37" style:family="paragraph" style:parent-style-name="Text_20_body" style:list-style-name="L1">
      <style:paragraph-properties fo:margin-left="0cm" fo:margin-right="0cm" fo:margin-top="0cm" fo:margin-bottom="0.212cm" style:contextual-spacing="false" fo:text-align="justify" style:justify-single-word="false" fo:text-indent="0.499cm" style:auto-text-indent="false"/>
    </style:style>
    <style:style style:name="P38" style:family="paragraph" style:parent-style-name="Text_20_body" style:list-style-name="L2">
      <style:paragraph-properties fo:margin-left="0cm" fo:margin-right="0cm" fo:margin-top="0cm" fo:margin-bottom="0.212cm" style:contextual-spacing="false" fo:text-align="justify" style:justify-single-word="false" fo:text-indent="0.499cm" style:auto-text-indent="false"/>
    </style:style>
    <style:style style:name="P39"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style>
    <style:style style:name="P40"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41" style:family="paragraph" style:parent-style-name="Text_20_body" style:list-style-name="L9">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42" style:family="paragraph" style:parent-style-name="Text_20_body">
      <style:paragraph-properties fo:margin-left="0cm" fo:margin-right="0cm" fo:text-align="justify" style:justify-single-word="false" fo:text-indent="0.499cm" style:auto-text-indent="false"/>
    </style:style>
    <style:style style:name="P43" style:family="paragraph" style:parent-style-name="Text_20_body">
      <style:paragraph-properties fo:margin-left="0cm" fo:margin-right="0cm" fo:text-align="justify" style:justify-single-word="false" fo:text-indent="0.499cm" style:auto-text-indent="false"/>
      <style:text-properties officeooo:rsid="003c8076" officeooo:paragraph-rsid="0042e288"/>
    </style:style>
    <style:style style:name="P44" style:family="paragraph" style:parent-style-name="Text_20_body">
      <style:paragraph-properties fo:margin-left="0cm" fo:margin-right="0cm" fo:text-align="justify" style:justify-single-word="false" fo:text-indent="0.499cm" style:auto-text-indent="false"/>
      <style:text-properties officeooo:rsid="003c8076" officeooo:paragraph-rsid="0043b728"/>
    </style:style>
    <style:style style:name="P45" style:family="paragraph" style:parent-style-name="Text_20_body">
      <style:paragraph-properties fo:margin-left="0cm" fo:margin-right="0cm" fo:text-align="justify" style:justify-single-word="false" fo:text-indent="0.499cm" style:auto-text-indent="false"/>
      <style:text-properties officeooo:rsid="003da7a2" officeooo:paragraph-rsid="003da7a2"/>
    </style:style>
    <style:style style:name="P46" style:family="paragraph" style:parent-style-name="Text_20_body">
      <style:paragraph-properties fo:margin-left="0cm" fo:margin-right="0cm" fo:text-align="justify" style:justify-single-word="false" fo:text-indent="0.499cm" style:auto-text-indent="false"/>
      <style:text-properties officeooo:rsid="003f315e" officeooo:paragraph-rsid="003f315e"/>
    </style:style>
    <style:style style:name="P47" style:family="paragraph" style:parent-style-name="Text_20_body" style:list-style-name="L10">
      <style:paragraph-properties fo:margin-top="0cm" fo:margin-bottom="0.212cm" style:contextual-spacing="false" fo:text-align="justify" style:justify-single-word="false"/>
      <style:text-properties fo:language="ru" fo:country="RU" officeooo:paragraph-rsid="0016dd81"/>
    </style:style>
    <style:style style:name="P48" style:family="paragraph" style:parent-style-name="Text_20_body" style:list-style-name="L11">
      <style:paragraph-properties fo:margin-top="0cm" fo:margin-bottom="0.212cm" style:contextual-spacing="false" fo:text-align="justify" style:justify-single-word="false"/>
      <style:text-properties fo:language="ru" fo:country="RU" officeooo:rsid="0018c4f4" officeooo:paragraph-rsid="001adbb3"/>
    </style:style>
    <style:style style:name="P49" style:family="paragraph" style:parent-style-name="Text_20_body" style:list-style-name="L12">
      <style:paragraph-properties fo:margin-top="0cm" fo:margin-bottom="0.212cm" style:contextual-spacing="false" fo:text-align="justify" style:justify-single-word="false"/>
      <style:text-properties fo:language="ru" fo:country="RU" officeooo:rsid="002490bc" officeooo:paragraph-rsid="002490bc"/>
    </style:style>
    <style:style style:name="P50" style:family="paragraph" style:parent-style-name="Text_20_body">
      <style:paragraph-properties fo:margin-top="0cm" fo:margin-bottom="0.212cm" style:contextual-spacing="false" fo:text-align="justify" style:justify-single-word="false"/>
      <style:text-properties fo:language="ru" fo:country="RU" officeooo:rsid="003a9e10" officeooo:paragraph-rsid="003a9e10"/>
    </style:style>
    <style:style style:name="P51" style:family="paragraph" style:parent-style-name="Text_20_body" style:list-style-name="L11">
      <style:paragraph-properties fo:margin-top="0cm" fo:margin-bottom="0.212cm" style:contextual-spacing="false" fo:text-align="justify" style:justify-single-word="false"/>
      <style:text-properties officeooo:paragraph-rsid="001adbb3"/>
    </style:style>
    <style:style style:name="P52" style:family="paragraph" style:parent-style-name="Text_20_body" style:list-style-name="L13">
      <style:paragraph-properties fo:margin-top="0cm" fo:margin-bottom="0.212cm" style:contextual-spacing="false" fo:text-align="justify" style:justify-single-word="false"/>
      <style:text-properties officeooo:paragraph-rsid="003354bb"/>
    </style:style>
    <style:style style:name="P53" style:family="paragraph" style:parent-style-name="Text_20_body">
      <style:paragraph-properties fo:margin-top="0cm" fo:margin-bottom="0.212cm" style:contextual-spacing="false" fo:text-align="justify" style:justify-single-word="false"/>
      <style:text-properties officeooo:paragraph-rsid="003354bb"/>
    </style:style>
    <style:style style:name="P54" style:family="paragraph" style:parent-style-name="Text_20_body" style:list-style-name="L15">
      <style:paragraph-properties fo:margin-top="0cm" fo:margin-bottom="0.212cm" style:contextual-spacing="false" fo:text-align="justify" style:justify-single-word="false"/>
      <style:text-properties officeooo:paragraph-rsid="0035994d"/>
    </style:style>
    <style:style style:name="P55" style:family="paragraph" style:parent-style-name="Text_20_body">
      <style:paragraph-properties fo:margin-top="0cm" fo:margin-bottom="0.212cm" style:contextual-spacing="false" fo:text-align="justify" style:justify-single-word="false"/>
      <style:text-properties fo:language="en" fo:country="US" officeooo:rsid="003f746c" officeooo:paragraph-rsid="003f746c"/>
    </style:style>
    <style:style style:name="P56" style:family="paragraph" style:parent-style-name="Text_20_body">
      <style:paragraph-properties fo:margin-top="0cm" fo:margin-bottom="0.212cm" style:contextual-spacing="false" fo:text-align="justify" style:justify-single-word="false"/>
      <style:text-properties fo:language="en" fo:country="US" officeooo:rsid="0040a9d0" officeooo:paragraph-rsid="0040a9d0"/>
    </style:style>
    <style:style style:name="P57" style:family="paragraph" style:parent-style-name="Text_20_body">
      <style:paragraph-properties fo:margin-top="0cm" fo:margin-bottom="0.212cm" style:contextual-spacing="false" fo:text-align="justify" style:justify-single-word="false"/>
      <style:text-properties fo:language="en" fo:country="US" officeooo:rsid="0040fc3c" officeooo:paragraph-rsid="0040fc3c"/>
    </style:style>
    <style:style style:name="P58" style:family="paragraph" style:parent-style-name="Text_20_body">
      <style:paragraph-properties fo:margin-top="0cm" fo:margin-bottom="0.212cm" style:contextual-spacing="false" fo:text-align="justify" style:justify-single-word="false"/>
      <style:text-properties fo:language="en" fo:country="US" officeooo:rsid="0044584a" officeooo:paragraph-rsid="0044584a"/>
    </style:style>
    <style:style style:name="P59" style:family="paragraph" style:parent-style-name="Text_20_body">
      <style:paragraph-properties fo:margin-top="0cm" fo:margin-bottom="0.212cm" style:contextual-spacing="false" fo:text-align="justify" style:justify-single-word="false"/>
      <style:text-properties fo:language="en" fo:country="US" officeooo:rsid="0045cd10" officeooo:paragraph-rsid="0045cd10"/>
    </style:style>
    <style:style style:name="P60" style:family="paragraph" style:parent-style-name="Text_20_body">
      <style:paragraph-properties fo:margin-top="0cm" fo:margin-bottom="0.212cm" style:contextual-spacing="false" fo:text-align="justify" style:justify-single-word="false"/>
      <style:text-properties fo:language="en" fo:country="US" officeooo:rsid="0045cd10" officeooo:paragraph-rsid="0049503c"/>
    </style:style>
    <style:style style:name="P61" style:family="paragraph" style:parent-style-name="Text_20_body">
      <style:paragraph-properties fo:margin-top="0cm" fo:margin-bottom="0.212cm" style:contextual-spacing="false" fo:text-align="justify" style:justify-single-word="false"/>
      <style:text-properties fo:language="en" fo:country="US" officeooo:rsid="0047aaea" officeooo:paragraph-rsid="0047aaea"/>
    </style:style>
    <style:style style:name="P62" style:family="paragraph" style:parent-style-name="Text_20_body">
      <style:paragraph-properties fo:margin-top="0cm" fo:margin-bottom="0.212cm" style:contextual-spacing="false" fo:text-align="justify" style:justify-single-word="false"/>
      <style:text-properties fo:language="en" fo:country="US" officeooo:rsid="0049503c" officeooo:paragraph-rsid="0049503c"/>
    </style:style>
    <style:style style:name="P63" style:family="paragraph" style:parent-style-name="Heading_20_2">
      <style:text-properties fo:language="ru" fo:country="RU"/>
    </style:style>
    <style:style style:name="P64" style:family="paragraph" style:parent-style-name="Heading_20_2">
      <style:paragraph-properties fo:margin-left="0cm" fo:margin-right="0cm" fo:text-indent="0.499cm" style:auto-text-indent="false"/>
    </style:style>
    <style:style style:name="P65" style:family="paragraph" style:parent-style-name="Heading_20_1">
      <style:paragraph-properties fo:margin-left="0cm" fo:margin-right="0cm" fo:text-align="center" style:justify-single-word="false" fo:text-indent="0.499cm" style:auto-text-indent="false"/>
    </style:style>
    <style:style style:name="P66" style:family="paragraph" style:parent-style-name="First_20_line_20_indent" style:list-style-name="L13"/>
    <style:style style:name="P67" style:family="paragraph" style:parent-style-name="First_20_line_20_indent" style:list-style-name="L13">
      <style:text-properties officeooo:rsid="0036b666" officeooo:paragraph-rsid="0036b666"/>
    </style:style>
    <style:style style:name="P68" style:family="paragraph" style:parent-style-name="First_20_line_20_indent" style:list-style-name="L16">
      <style:text-properties officeooo:paragraph-rsid="0036b666"/>
    </style:style>
    <style:style style:name="P69" style:family="paragraph" style:parent-style-name="First_20_line_20_indent">
      <style:text-properties officeooo:rsid="0038cae1" officeooo:paragraph-rsid="0038cae1"/>
    </style:style>
    <style:style style:name="P70" style:family="paragraph" style:parent-style-name="First_20_line_20_indent">
      <style:text-properties officeooo:rsid="0038cae1" officeooo:paragraph-rsid="003a9e10"/>
    </style:style>
    <style:style style:name="P71" style:family="paragraph" style:parent-style-name="First_20_line_20_indent">
      <style:text-properties officeooo:rsid="003a9e10" officeooo:paragraph-rsid="003a9e10"/>
    </style:style>
    <style:style style:name="P72" style:family="paragraph" style:parent-style-name="First_20_line_20_indent">
      <style:text-properties fo:font-size="15pt" officeooo:rsid="0038cae1" officeooo:paragraph-rsid="003a9e10" style:font-size-asian="15pt" style:font-size-complex="15pt"/>
    </style:style>
    <style:style style:name="P73" style:family="paragraph" style:parent-style-name="First_20_line_20_indent">
      <style:paragraph-properties fo:margin-left="0cm" fo:margin-right="0cm" fo:text-indent="0cm" style:auto-text-indent="false"/>
      <style:text-properties officeooo:rsid="0036b666" officeooo:paragraph-rsid="0036b666"/>
    </style:style>
    <style:style style:name="P74" style:family="paragraph" style:parent-style-name="First_20_line_20_indent" style:list-style-name="L16">
      <style:paragraph-properties fo:margin-left="0cm" fo:margin-right="0cm" fo:text-indent="0cm" style:auto-text-indent="false"/>
      <style:text-properties officeooo:rsid="0036b666" officeooo:paragraph-rsid="0036b666"/>
    </style:style>
    <style:style style:name="T1" style:family="text">
      <style:text-properties fo:language="ru" fo:country="RU"/>
    </style:style>
    <style:style style:name="T2" style:family="text">
      <style:text-properties fo:language="ru" fo:country="RU" officeooo:rsid="0016dd81"/>
    </style:style>
    <style:style style:name="T3" style:family="text">
      <style:text-properties fo:language="ru" fo:country="RU" officeooo:rsid="0018c4f4"/>
    </style:style>
    <style:style style:name="T4" style:family="text">
      <style:text-properties fo:language="ru" fo:country="RU" officeooo:rsid="002123f2"/>
    </style:style>
    <style:style style:name="T5" style:family="text">
      <style:text-properties fo:language="ru" fo:country="RU" officeooo:rsid="002490bc"/>
    </style:style>
    <style:style style:name="T6" style:family="text">
      <style:text-properties fo:language="ru" fo:country="RU" officeooo:rsid="0031f77d"/>
    </style:style>
    <style:style style:name="T7" style:family="text">
      <style:text-properties fo:language="ru" fo:country="RU" officeooo:rsid="003354bb"/>
    </style:style>
    <style:style style:name="T8" style:family="text">
      <style:text-properties fo:language="ru" fo:country="RU" officeooo:rsid="0035150c"/>
    </style:style>
    <style:style style:name="T9" style:family="text">
      <style:text-properties fo:language="ru" fo:country="RU" officeooo:rsid="0035994d"/>
    </style:style>
    <style:style style:name="T10" style:family="text">
      <style:text-properties fo:language="ru" fo:country="RU" officeooo:rsid="0036b666"/>
    </style:style>
    <style:style style:name="T11" style:family="text">
      <style:text-properties fo:language="ru" fo:country="RU" officeooo:rsid="003820fb"/>
    </style:style>
    <style:style style:name="T12" style:family="text">
      <style:text-properties fo:language="ru" fo:country="RU" officeooo:rsid="0038cae1"/>
    </style:style>
    <style:style style:name="T13" style:family="text">
      <style:text-properties fo:language="ru" fo:country="RU" officeooo:rsid="003a9e10"/>
    </style:style>
    <style:style style:name="T14" style:family="text">
      <style:text-properties fo:language="ru" fo:country="RU" officeooo:rsid="0042e052"/>
    </style:style>
    <style:style style:name="T15" style:family="text">
      <style:text-properties fo:language="ru" fo:country="RU" officeooo:rsid="004456ac"/>
    </style:style>
    <style:style style:name="T16" style:family="text">
      <style:text-properties fo:language="ru" fo:country="RU" officeooo:rsid="00446010"/>
    </style:style>
    <style:style style:name="T17" style:family="text">
      <style:text-properties fo:language="ru" fo:country="RU" officeooo:rsid="00460ebc"/>
    </style:style>
    <style:style style:name="T18" style:family="text">
      <style:text-properties fo:language="ru" fo:country="RU" officeooo:rsid="0049503c"/>
    </style:style>
    <style:style style:name="T19" style:family="text">
      <style:text-properties fo:language="ru" fo:country="RU" officeooo:rsid="004aba67"/>
    </style:style>
    <style:style style:name="T20" style:family="text">
      <style:text-properties fo:language="en" fo:country="US"/>
    </style:style>
    <style:style style:name="T21" style:family="text">
      <style:text-properties fo:language="en" fo:country="US" officeooo:rsid="0018edcf"/>
    </style:style>
    <style:style style:name="T22" style:family="text">
      <style:text-properties fo:color="#800000"/>
    </style:style>
    <style:style style:name="T23" style:family="text">
      <style:text-properties fo:color="#800000" fo:language="ru" fo:country="RU"/>
    </style:style>
    <style:style style:name="T24" style:family="text">
      <style:text-properties style:use-window-font-color="true"/>
    </style:style>
    <style:style style:name="T25" style:family="text">
      <style:text-properties officeooo:rsid="00167d86"/>
    </style:style>
    <style:style style:name="T26" style:family="text">
      <style:text-properties officeooo:rsid="0018c4f4"/>
    </style:style>
    <style:style style:name="T27" style:family="text">
      <style:text-properties officeooo:rsid="003f3519"/>
    </style:style>
    <style:style style:name="T28" style:family="text">
      <style:text-properties officeooo:rsid="0042e052"/>
    </style:style>
    <style:style style:name="T29" style:family="text">
      <style:text-properties fo:color="#ff3333" fo:language="ru" fo:country="RU"/>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5" text:outline-level="1">Последний фанфик</text:h>
      <text:p text:style-name="P1"/>
      <text:p text:style-name="P15">Оригинал (недоступен, «<text:span text:style-name="T27">спасибо» гуглу</text:span>):</text:p>
      <text:p text:style-name="P14"><text:a xlink:type="simple" xlink:href="https://docs.google.com/document/d/1xODIJZwRl461PkSzRSXCB2GboLYTH9uPZGKkHRTQJa8/edit?usp=drive_web&amp;amp;usp=embed_facebook">https://docs.google.com/document/d/1xODIJZwRl461PkSzRSXCB2GboLYTH9uPZGKkHRTQJa8/edit?usp=drive_web&amp;amp;usp=embed_facebook</text:a></text:p>
      <text:p text:style-name="P14"/>
      <text:p text:style-name="P14">http://everypony.ru/fanfik-na-dosuge-iskrenne-tvoya </text:p>
      <text:p text:style-name="P14">http://everypony.ru/rasskaz-tysyacha-let-v-odinochestve </text:p>
      <text:p text:style-name="P14">https://darkpony.ru/vechno-moloda </text:p>
      <text:p text:style-name="P14">https://darkpony.ru/tvajlajt-sparkl-zavarivaet-chaj/</text:p>
      <text:p text:style-name="P45"/>
      <text:p text:style-name="P45"/>
      <text:p text:style-name="P45"><text:a xlink:type="simple" xlink:href="http://www.google.com/url?q">http://www.google.com/url?q</text:a>\u003dhttp%3A%2F%2Feverypony.ru%2Frasskaz-upavshee-nebo\u0026sa\u003dD\u0026sntz\u003d1\u0026usg\u003dAFQjCNHjvxynXcYp53ZlWqS7rsmxGdd6lg</text:p>
      <text:p text:style-name="P45"><text:a xlink:type="simple" xlink:href="http://www.google.com/url?q">http://www.google.com/url?q</text:a>\u003dhttp%3A%2F%2Feverypony.ru%2Frasskaz-fabrika-radug\u0026sa\u003dD\u0026sntz\u003d1\u0026usg\u003dAFQjCNFdMTc_nyGfGmvmZjNX64kuWcDV-Q</text:p>
      <text:p text:style-name="P45"><text:a xlink:type="simple" xlink:href="https://www.google.com/url?q">https://www.google.com/url?q</text:a>\u003dhttps%3A%2F%2Fdarkpony.ru%2Fksenofiliya%2F\u0026sa\u003dD\u0026sntz\u003d1\u0026usg\u003dAFQjCNGYYXK6h74z6igqUH9h7-N4YQS-_g</text:p>
      <text:p text:style-name="P45"><text:a xlink:type="simple" xlink:href="https://www.google.com/url?q">https://www.google.com/url?q</text:a>\u003dhttps%3A%2F%2Fdarkpony.ru%2Fxudozhnik-v-ekvestrii-dobavlena-sedmaya-glava%2F\u0026sa\u003dD\u0026sntz\u003d1\u0026usg\u003dAFQjCNFbaxyd04rPDLLe0Jqj6riLW1diUQ</text:p>
      <text:p text:style-name="P45"><text:a xlink:type="simple" xlink:href="https://www.google.com/url?q">https://www.google.com/url?q</text:a>\u003dhttps%3A%2F%2Fdarkpony.ru%2Fulybka-aktrisy%2F\u0026sa\u003dD\u0026sntz\u003d1\u0026usg\u003dAFQjCNFi-g9iupyQ8s5gYY-CoX7ZmJF7Kg</text:p>
      <text:p text:style-name="P45"><text:a xlink:type="simple" xlink:href="https://www.google.com/url?q">https://www.google.com/url?q</text:a>\u003dhttps%3A%2F%2Fdarkpony.ru%2Fliniya-gorizonta%2F\u0026sa\u003dD\u0026sntz\u003d1\u0026usg\u003dAFQjCNHH60weX9n6ccggBL8Y0rj3mYE0yg</text:p>
      <text:p text:style-name="P45"><text:a xlink:type="simple" xlink:href="http://www.google.com/url?q">http://www.google.com/url?q</text:a>\u003dhttp%3A%2F%2Feverypony.ru%2Frasskaz-svet-vo-tme\u0026sa\u003dD\u0026sntz\u003d1\u0026usg\u003dAFQjCNE0_pbDkkzVC-GgYj6Mu7zlUICmAw</text:p>
      <text:p text:style-name="P45"><text:a xlink:type="simple" xlink:href="http://www.google.com/url?q">http://www.google.com/url?q</text:a>\u003dhttp%3A%2F%2Feverypony.ru%2Frasskaz-apollon\u0026sa\u003dD\u0026sntz\u003d1\u0026usg\u003dAFQjCNH0Pv4AxHVhPcgc4dCzmmg6uvDnGw</text:p>
      <text:p text:style-name="P45"><text:a xlink:type="simple" xlink:href="http://www.google.com/url?q">http://www.google.com/url?q</text:a>\u003dhttp%3A%2F%2Feverypony.ru%2Frasskaz-ponifikaciya-stroptivyx\u0026sa\u003dD\u0026sntz\u003d1\u0026usg\u003dAFQjCNEPjfy163Kj_fu7hx4pxgdoXJNqOg</text:p>
      <text:p text:style-name="P45"><text:a xlink:type="simple" xlink:href="http://www.google.com/url?q">http://www.google.com/url?q</text:a>\u003dhttp%3A%2F%2Feverypony.ru%2Fponytopia\u0026sa\u003dD\u0026sntz\u003d1\u0026usg\u003dAFQjCNHLbUCGlbiHKHmiu5LS5t_-TaZNDw</text:p>
      <text:p text:style-name="P45"><text:a xlink:type="simple" xlink:href="http://www.google.com/url?q">http://www.google.com/url?q</text:a>\u003dhttp%3A%2F%2Feverypony.ru%2Frasskaz-maxovik-apokalipsisa\u0026sa\u003dD\u0026sntz\u003d1\u0026usg\u003dAFQjCNGIjXGO60hzeu3EinbPgnHgqtTy4Q</text:p>
      <text:p text:style-name="P46"><text:a xlink:type="simple" xlink:href="https://www.google.com/url?q">https://www.google.com/url?q</text:a>\u003dhttps%3A%2F%2Fdarkpony.ru%2Fkeksiki-cupcakes%2F\u0026sa\u003dD\u0026sntz\u003d1\u0026usg\u003dAFQjCNHpOdo1xFCjN5VCkVh2Gmajkrtj_Q</text:p>
      <text:p text:style-name="P46"><text:a xlink:type="simple" xlink:href="https://www.google.com/url?q">https://www.google.com/url?q</text:a>\u003dhttps%3A%2F%2Fdarkpony.ru%2Fadazhio-dueta-strunnyx-instrumentov%2F\u0026sa\u003dD\u0026sntz\u003d1\u0026usg\u003dAFQjCNE5bUkIPmyNUJ-<text:soft-page-break/>oRRZH_zBLKe-A0A</text:p>
      <text:p text:style-name="P46"><text:a xlink:type="simple" xlink:href="https://www.google.com/url?q">https://www.google.com/url?q</text:a>\u003dhttps%3A%2F%2Fdarkpony.ru%2Fchto-sluchilos-v-eppldzhek-podarok%2F\u0026sa\u003dD\u0026sntz\u003d1\u0026usg\u003dAFQjCNGTn6Yjw4jcJPH5Mb4tTcG_6JqpwQ</text:p>
      <text:p text:style-name="P46"><text:a xlink:type="simple" xlink:href="https://www.google.com/url?q">https://www.google.com/url?q</text:a>\u003dhttps%3A%2F%2Fdarkpony.ru%2Fpz1%2F\u0026sa\u003dD\u0026sntz\u003d1\u0026usg\u003dAFQjCNG6UilcLbuyKE-DOL_HoFRMfeA3lA</text:p>
      <text:p text:style-name="P46"><text:a xlink:type="simple" xlink:href="http://www.google.com/url?q">http://www.google.com/url?q</text:a>\u003dhttp%3A%2F%2Feverypony.ru%2Fpo-sledam-epizoda-magical-mystery-cure-volshebnoe-tainstvennoe-chudodejstvie\u0026sa\u003dD\u0026sntz\u003d1\u0026usg\u003dAFQjCNGKBILq1Bd53_-dknTeOnHfXouByQ</text:p>
      <text:p text:style-name="P46"><text:a xlink:type="simple" xlink:href="http://www.google.com/url?q">http://www.google.com/url?q</text:a>\u003dhttp%3A%2F%2Ftabun.everypony.ru%2Fblog%2Fscience%2F75513.html\u0026sa\u003dD\u0026sntz\u003d1\u0026usg\u003dAFQjCNEOx88HdBcTioW5vdGb6sTDb2EezA</text:p>
      <text:p text:style-name="P46"/>
      <text:p text:style-name="P45"/>
      <text:p text:style-name="P43"><text:a xlink:type="simple" xlink:href="http://everypony.ru/instrukciya-po-pravilnomu-shippingu">http://everypony.ru/instrukciya-po-pravilnomu-shippingu</text:a></text:p>
      <text:p text:style-name="P43"><text:a xlink:type="simple" xlink:href="https://darkpony.ru/pastoralnyj-fanfik-pro-krizalis">https://darkpony.ru/pastoralnyj-fanfik-pro-krizalis</text:a></text:p>
      <text:p text:style-name="P43"><text:a xlink:type="simple" xlink:href="http://everypony.ru/kogda-mne-bylo-tridcat">http://everypony.ru/kogda-mne-bylo-tridcat</text:a></text:p>
      <text:p text:style-name="P43"><text:a xlink:type="simple" xlink:href="https://darkpony.ru/samoe-zavetnoe-zhelanie/">https://darkpony.ru/samoe-zavetnoe-zhelanie/</text:a></text:p>
      <text:p text:style-name="P43"><text:a xlink:type="simple" xlink:href="https://darkpony.ru/rent-a-love">https://darkpony.ru/rent-a-love</text:a></text:p>
      <text:p text:style-name="P44"><text:a xlink:type="simple" xlink:href="https://darkpony.ru/rent-a-love-never-ever/">https://darkpony.ru/rent-a-love-never-ever/</text:a></text:p>
      <text:p text:style-name="P44"><text:a xlink:type="simple" xlink:href="http://everypony.ru/fanfik-na-dosuge-princessa-selestiya-nenavidit-chaj">http://everypony.ru/fanfik-na-dosuge-princessa-selestiya-nenavidit-chaj</text:a></text:p>
      <text:p text:style-name="P44"><text:a xlink:type="simple" xlink:href="https://darkpony.ru/to-chto-ty-ne-xochesh-znat/">https://darkpony.ru/to-chto-ty-ne-xochesh-znat/</text:a></text:p>
      <text:p text:style-name="P44"/>
      <text:p text:style-name="P44"><text:a xlink:type="simple" xlink:href="http://everypony.ru/rasskaz-zabiraj">http://everypony.ru/rasskaz-zabiraj</text:a></text:p>
      <text:p text:style-name="P44"><text:a xlink:type="simple" xlink:href="http://stories.everypony.ru/story/32/download/Selestiya_tozhe_lyubit_maffiny.html.zip">http://stories.everypony.ru/story/32/download/Selestiya_tozhe_lyubit_maffiny.html.zip</text:a></text:p>
      <text:p text:style-name="P44">http://everypony.ru/rasskaz-upavshee-nebo\nhttp://everypony.ru/rasskaz-fabrika-radug\nhttp://everypony.ru/rasskaz-po-tu-storonu-radugi\nhttp://everypony.ru/rasskaz-iz-chego-sostoit-raduga\nhttp://everypony.ru/rasskaz-i-krylyami-svoimi-ya-ukroyu-tebya\nhttps://darkpony.ru/ksenofiliya/\nhttps://darkpony.ru/xudozhnik-v-ekvestrii-dobavlena-sedmaya-glava/\nhttps://darkpony.ru/ulybka-aktrisy/\nhttps://darkpony.ru/liniya-gorizonta/\nhttp://everypony.ru/rasskaz-svet-vo-tme\nhttp://everypony.ru/rasskaz-apollon\nhttp://everypony.ru/rasskaz-ponifikaciya-stroptivyx\nhttp://everypony.ru/ponytopia\nhttp://everypony.ru/rasskaz-maxovik-apokalipsisa\nhttps://darkpony.ru/keksiki-cupcakes/\nhttps://darkpony.ru/keksiki-reabilitaciya/\nhttps://darkpony.ru/adazhio-dueta-strunnyx-instrumentov/\nhttps://darkpony.ru/chto-sluchilos-v-eppldzhek-podarok/\nhttps://darkpony.ru/pz1/\n\n\nОбзоры:\nhttp://everypony.ru/po-sledam-epizoda-magical-mystery-cure-volshebnoe-tainstvennoe-chudodejstvie\nhttp://tabun.everypony.ru/blog/science/75513.html\n\nдобавить детектив + магические уроки/трактаты Старсвирла\n\nПОСЛЕДНИЙ ФАНФИК\n\nДействующие лица\nМакс\nВлад\nНексус\nСелестия\nЛуна\nДискорд\nТвайлайт Спаркл\nСпайк\nРэрити\nРэйнбоу Дэш\nПинки Пай\nЭпплджек\nФлаттершай\nКимеринн Брэйвкнайт\nХорст Мэдтроттер\nКалрус Клодвэй\nАлекс\nРостик\nСтас\nРома\nАнджела\nПоложения\nСноски\nСюжет (кратко).\nСюжет (детально).\nТерра\nЗамок принцесс\nКантерлот\nРассказ Селестии (“1001 ночь”)\nЛСД-<text:soft-page-break/>чаепитие\nРейд пони-рэйнджеров\nРейд пони-рэйнджеров-2 (продолжение рейда пони-рэйнджеров)\nПродолжение ЛСД-чаепития\nВ библиотеке замка Селестии\nПонивилль\nЗнакомство с Элементами Гармонии\nПервый сеанс двойного сна. Рэрити\nДень с Пинки\nДень с Рэйнбоу Дэш\nСон Рэрити\nПервый сон РД. Рекурсия\nВторой сон РД. Праздник опавших листьев\nТретий сон РД. Fallout\nЧетвёртый сон РД. Объединяющий\nИсчезновение Селестии\nПоиск решения\nПоход к замку Принцес-2\nТерра\nПрибытие\nПоиски\nБезнадёжность\nСлед\nЗемля\n\n\nДействующие лица\nМакс\n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n\nВлад\n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n\nНексус\nИскусственный интеллект. Создан Владом и Максом. Разработан для управления корпорациями.\n\nСелестия\n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Возраст - около 5000 лет. Страдает о скуки.\n\nЛуна\n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n\nДискорд\nДревний маг-сумасброд. Намного старше сестёр-принцесс и намного могущественнее их в магии. <text:s/>Страдает от скуки.\n\nТвайлайт Спаркл\nУченица Селестии. Прилежная и старательная единорожа. Немного заумная и ботанистая. Очень сильный маг. Элемент магии.\n\nСпайк\nМагический смышлёный драконёнок. Помощник Твайлайт Спаркл, для которого она является одновременно воспитательницей и другом. Увлекается Рэрити.</text:p>
      <text:p text:style-name="P1"/>
      <text:p text:style-name="P1"/>
      <text:p text:style-name="P1"/>
      <text:p text:style-name="P1"/>
      <text:p text:style-name="P1"/>
      <text:p text:style-name="P13">\nРэрити\n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n\nРэйнбоу Дэш\n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n\nПинки Пай\n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n\nЭпплджек\nЗемнопони. Трудолюбивая неунывающая кобылка “от земли”. Сильная и бесстрашная. Немного грубовата. Честна и прямодушна. Элемент честности.\n\nФлаттершай\nСкромная и застенчивая пегаска. Летает плохо (крылья слабые). Плохо контачит с пони. Хорошо контачит с животными. Элемент доброты.\n\nКимеринн Брэйвкнайт\nПегас средних лет, командир команды пони-рэйнджеров. Последний ученик <text:s/>Неда Клепперсона. Живёт в Кантерлоте. Холост. Втайне влюблён в принцессу Луну.\n\nХорст Мэдтроттер\nЗрелый и опытный земнопони, член команды пони-рэйнджеров. Живёт в Аппалузе. Матёрый мачо, имеет табун из трёх кобылок, которые его обожают. \n\n\nКалрус Клодвэй\nЕдинорог. Холост, молод, мечтателен. Живёт в Кантерлоте. В свободное время рисует облака.\n\nАлекс\nМенеджер проектов, над одним из которых (Нексус) работает Макс.\n\nРостик\nЛидер команды тестировщиков\n\nСтас\nПрограммист-новичок в команде Макса.\n\nРома\nПрограммист в команде UI-программистов\n\nАнджела\nСисадмин. Флиртует с Максом.\n\nПоложения\nБез Магии в Эквестрии - технологии средних веков. Магия помогает работать паровым машинам, элетродвигателям, ДВС.\nСноски\nТрактат Старсвирла Бородатого “Основы магического искусства”\n\n\nСюжет (кратко).\n2025.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text:soft-page-break/>“Бегущего по лезвию бритвы”.\u000b\n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 \u000b\n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u000b\n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u000b\n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u000b\n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u000b\n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u000b\n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u000b\n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u000b\n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u000b\n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u000b\n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u000b\nЭкспедиция проходит в портал. Дискорд выносит Флаттершай, Эпплджек - Макса и они проходят сквозь дыру в мир Земли. Все <text:soft-page-break/>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u000b\n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u000b\n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u000b\n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u000b\n</text:p>
      <text:p text:style-name="P1"/>
      <text:p text:style-name="P1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u000b\n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n\n\nСюжет (детально).\n\nВ начале каждой главы - рисунок мозаики, отображающий суть главы.\nТерра\nмузыка - кондовая электронная, холодная и отчаянная (стиль Pet Shop Boys)\n\n… Звонок Алекса застал меня в супермаркете.\n- Макс, привет!\n- Здорово.\n- Слушай, на продакшн-сервере свалился релиз, можешь глянуть? Что там с мозгом?\n- Блин, ну обязательно ему было в субботу валиться? У меня выходной, знаешь ли.\n- Макс, я всё понимаю, но клиент до понедельника ждать не будет. Съезди, разберись, пожалуйста. Зачтётся по двойной ставке, как обычно.\nЯ ругнулся про себя, бросил шоколадку в тележку и направился к выходу. Мало того, что в отпуск впахивал, так ещё и на выходных отдохнуть не получается!\n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n\n***\n\nВ офисе было тихо. Охранник в холле на секунду скосил на меня взгляд, и вновь вернулся к просмотру фильма - судя по тихим вздохам, эротического.\n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nЯ повесил куртку на спинку кресла и включил комп. \n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nЯ запустил административную консоль и ввёл приветствие. Голосовой модуль у нас ещё не отлажен, обойдёмся текстом.\n\n\u003e\\ Привет, Нексус. Это Макс.\n\u003c\\Привет Макс. \n\u003e\\Как самочувствие?\n\u003c\\Чувствую себя хорошо.\n\u003e\\Выдай диагностику в сжатом формате.\n\nТак, что тут у нас? По логам видно, что <text:s/>три последних запроса вызвали сбои в работе кластера и заставили перегрузиться один из хостов.\nВведём-ка парочку тестовых вопросов.\n\n\u003e\\Как тебя зовут?\n\u003c\\Нексус.\n\u003e\\Сколько тебе лет?\n\u003c\\Два года с начала запуска кластера.\n\u003e\\Какой сейчас год?\n\u003c\\2025-й.\n\u003e\\Как называется наш проект?\u000b\u003c\\Дайсон.\n\u003e\\Сколько будет дважды <text:soft-page-break/>два?\n\u003c\\Четыре.\n\nТак, на закрытые словарные вопросы ответы есть - значит, речевой транслятор и база знаний в порядке. \nПроверим бизнес-логику на тестовой задачке.\n\n\u003e\\Нексус, отключи память событий за последнюю неделю.\n\u003c\\Выполнено, Макс.\n\u003e\\Задача по корпоративной логике. Выдай наиболее оптимальное решение.\n\u003c\\Жду с нетерпением, Макс.\n\u003e\\Постановка задачи.\n\u003e\u003e\\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n\u003e\\Ограничения.\n\u003e\u003e\\Ты не можешь подать в суд на компанию Б и ждать результатов, так как за время разбирательства компания А обанкротится.\n\u003e\\Задание.\n\u003e\u003e\\Устранить опасность банкротства корпорации А. Просчитать варианты активностей для среднего и высокого уровней напряжённостей.</text:p>
      <text:p text:style-name="P1"/>
      <text:p text:style-name="P10">\u003c\\Задача принята...\n\u003c\\...\n\u003c\\...\n\u003c\\Решение:\n\u003c\\При среднем уровне напряжённости провести ребрендинг шампуня корпорации А: начать выпускать его под новой маркой, указывая в рекламной\t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 \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n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n\nХм, не понял? Что за хрень?\n\n\u003e\\Нексус, почему ты используешь жёсткие настройки?\n\u003c\\Настройки правильные, Макс.\n\nХм. Кто-то из релиз-команды лажанулся. Ладно, проехали.\nА что у нас с аналитикой?\n\n\u003e\\Нексус, почему ты отвечаешь на вопросы?\n\nВместо ответа Нексус выплюнул в консоль длинную строку букв и служебных символов, среди которых бросилась в глаза строка “incompartible interface Analytics v.0.93 beta”\nАга, уже теплее.\n\n\u003e\\Нексус, выдай диагностику модулей в сжатом формате\n\nЙо! Видеокамеры молча наблюдают за поднятым вверх кулаком.\nВсё понятно. Версия аналитического модуля устарела и стала несовместимой с последним релизом кибермозга. \nНабираю номер прожект-мэнеджера.\n\n- 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n- Окей. Спасибо, Макс.\n- 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n- Всё правильно, не волнуйся. Это было решение совета директоров. Пусть поработает пару месяцев в тестовом режиме, потом настройки доработают.\n- Ааа, понятно. Ну ладно, у меня всё. До связи!\n- До связи.\n\nПри выходе из аквариума забрал из шкафчика личные вещи, уходя попрощался с охранником.\nВсё, свободен. Хотя <text:s/>суббота уже испорчена.\n\n***\n\nВпрочем, у меня всё равно не было никаких планов на эти выходные. Как и на последующие. Как-то незаметно дни складываются в недели, недели - в месяцы, месяцы - в годы. И сегодня живёшь как вчера,а вчера - как месяц и год назад. Летом - на юг. Зимой - в горы. От моря до лыж и от лыж до моря - работа. И жизнь <text:soft-page-break/>складывается в систему, из которой не выскочишь…\nДома настойчиво мяукала Няшка, требуя ужина.\n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nНадоело, всё надоело. За-дол-ба-ло!\nКакое-то сосущее чувство. Хочется куда-то бежать, догнать что-то важное, <text:s/>ускользающее из сознания.\nАх, да. Сбегать вниз, в аптеку, купить средство от бессонницы. Вчера последняя пачка закончилась.\n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 это лучше, чем пустота, царящая в душе уже многие месяцы.</text:p>
      <text:p text:style-name="P1"/>
      <text:p text:style-name="P10">***\n\n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n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nВсё же интересно наблюдать за суетливо движущимися светлячками внизу. И сравнивать эту суету с мириадами неподвижных звёзд вверху.\n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nТьфу, что за мысли пошли!\nЯ вспомнил Влада, полгода назад прыгнувшего с крыши соседней многоэтажки.\nНет, это не для меня. Я сюда пришёл любоваться звёздами. И только.\n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n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n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nДруг у него был.\n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n\n- Ты сам подумай, Макс! Если человек создаст искусственный интеллект - в чём смысл существования самого человека??? Если за него будет думать кибермозг -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 создашь ты. Не создашь ты -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n- Эк ты себя умалил, до “толкового программиста” - хмыкнул я. - Весь “Дайсон” на тебе держится!\n- Ну ладно, пусть талантливых. Пусть даже гениальных - их всё равно найдётся с избытком. А не найдётся - индустрия вырастит, подготовит и обучит. Есть спрос - будет <text:s/>предложение. Но что я хочу тебе втолковать -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 значит, что-то с нами не так. С нами и с путём, по которому мы идём. Ведь тот мозг, что мы создаём - он лишён человеческой морали и этики. Никто нам не ставит такое задание - сделать мозги с моралью и принципами. Это только у Азимова есть три закона робототехники, <text:soft-page-break/>и всё в шоколаде. А на самом деле это туева хуча проблем - запрограммировать этическое поведение искусственного интеллекта. И ресурсы для решения этой проблемы нужны немалые. А их нет. Я как-то раз пробовал набросать вспомогательный модуль, вводящий этические сдержки в мышление Нексуса <text:s/>-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 невелика потеря для вселенной - но пусть хотя бы новая ступенька эволюции была лучше, а не хуже нас. А так получается… - Влад сплюнул через перила офисного балкона в синеву вечернего города. </text:p>
      <text:p text:style-name="P1"/>
      <text:p text:style-name="P10">-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nЛучшее, что может сейчас сделать человечество -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nВот что я хочу тебе объяснить - красные от недосыпа глаза Влада буквально прожигали меня в тот наш последний разговор...\n\n..Сейчас прах Влада хранится в маленькой урне в крематории на Байковом, его идеи умерли вместе с ним, а я разговариваю сам с собой.\n\nЗвёзды на мгновение пришли в движение, провернувшись на полградуса вокруг одной особо яркой. <text:s text:c="7"/>\n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n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 Картинка дёрнулась и поплыла, звёзды опять стали вращаться. \nТеряю сознание, что ли? Надо отойти от перил. Надо...\nВ глазах потемнело. Перила предательски хрустнули. Последним видением стал проступающий на фоне звёздного неба образ.\nОстатками сознания почувствовал исчезновение опоры под спиной и начало падения.\nБлин. Двадцать четвёртый этаж. Хана - успел подумать я и сознание выключилось.\n\n\nЗамок принцесс\nМузыка быстрая, тревожная, надорваная и печальная\n\n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text:soft-page-break/>безумный взгляд.</text:p>
      <text:p text:style-name="P1"/>
      <text:p text:style-name="P10">-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0">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text:soft-page-break/>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
      <text:p text:style-name="P10">-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text:soft-page-break/>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9">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text:soft-page-break/>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8">Селестия устроилась на ковре напротив меня и начала рассказ.\n-\n\u003c\u003e\n- Аликорны очень одиноки.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text:soft-page-break/>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7">-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text:soft-page-break/>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6">-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text:soft-page-break/>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5">-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Нет, конечно, это не он, его усталость и раскаяние были искренними… Дискорд на нашей стороне… <text:s/>Продолжайте, Кимеринн.\n\n***\n\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text:soft-page-break/>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4">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text:soft-page-break/>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3">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text:soft-page-break/>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text:soft-page-break/>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text:soft-page-break/>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text:soft-page-break/>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nСелестия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text:soft-page-break/>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text:soft-page-break/>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text:soft-page-break/>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text:soft-page-break/>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text:soft-page-break/>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Разговор с супераликорном\nВ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n- Привет, - коротко поздоровался юноша. Потом он эффектно щёлкнул пальцами и сел в моментально материализовавшееся кресло.\n- Анакорн. - Отрекомендовался он.\n- П-привет. Макс. - В смятении представился я. Анакорн снова щёлкнул и вокруг меня материализовалось второе кресло. От кресел во все стороны побежали 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n- Итак, ты понял, в чём проблема моего мира. Я рад, что ты также нашёл её возможное решение. Теперь я могу пообщаться с тобой вербально и, как говорят дельцы, прийти к взаимовыгодному результату.\nПредлагаю, не теряя времени, заключить сделку. Мне нужно от тебя решение упомянутой проблемы. По поводу оплаты - слово за тобой.\nЮноша закинул ногу за ногу и, играя карандашём, пытливо смотрел на меня.\nЯ совсем запутался.\n- Какая проблема? Какое решение? Кто ты?\n- Сейчас объясню, - кивнул юноша.\n-\nМир Эквестрии хрупок и нежизнеспособен. \nПроблема 1 - множество несовместимых историй пытаются втиснуть в один мир Эквестрии. В итоге он двоится-троится и имеет нечёткие черты.\nПроблема 2 - потеря интереса фанатов к фэндому, превращение Эквестрии в “ещё один мультсериал”.\nПроблема 3 - сам мир Эквестрии очень противоречив и нежизнеспособен (искусственный подъём солнца и луны, обращение копытами с инструментами, приспособленными для рук и т.д.).\nЭти проблемы обозначены в снах Mane6. Решение - написать книгу в поддержку с объяснением проблем. Затворить “дверь” из Эквестрии. \n-\n- Верни 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
      <text:p text:style-name="P1">-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text:soft-page-break/>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может отказаться возвращаться в тело Рэйнбоу Дэш! \nВидишь ли, материальная жизнь - всего лишь 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 Анакорн развёл руками.\n-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сущность.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n- Нет. Плата остаётся неизменной.\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text:soft-page-break/>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text:soft-page-break/>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text:soft-page-break/>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text:soft-page-break/>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text:soft-page-break/>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text:soft-page-break/></text:p>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text:soft-page-break/>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text:soft-page-break/>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text:soft-page-break/>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text:soft-page-break/>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text:soft-page-break/>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text:soft-page-break/>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text:soft-page-break/>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светящиеся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text:soft-page-break/>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во фраке лет сорока 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text:soft-page-break/></text:p>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text:soft-page-break/>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text:soft-page-break/>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text:soft-page-break/>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text:soft-page-break/></text:p>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text:soft-page-break/>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text:soft-page-break/>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text:soft-page-break/>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text:soft-page-break/>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16">javascript"&gt;DOCS_modelChunk = [{"ty":"is","s":"– Ну хорошо, продолжу. “Как успехи в поисках принцессы Селестии? Пиши нам, пожалуйста, побольше. Ты так и</text:p>
      <text:p text:style-name="P17">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17">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17">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17">ется вовсю, пока мы тут ночей не спим. А ну дай-ка…\nЭпплджек выхватила листок и начала править текст.\n– Так… Так… И вот так! Теперь порядок! – Эпплдже</text:p>
      <text:p text:style-name="P17">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17">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17">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17">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7">.\n– “Надеюсь, ты скоро найдёшь нашу принцессу.” – продолжила Флаттершай. – “Потому что нам её искать плохо получается. Макс долго искал и, наконец, наш</text:p>
      <text:p text:style-name="P17">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17">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17">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17">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17"><text:soft-page-break/><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17">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17">же о Гарри.\n– Что-то мне это напоминает.\n– Что?\n– То, что с Максом происходит в последнее время. Стоит ему нос из дому высунуть - как на него свалива</text:p>
      <text:p text:style-name="P17">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17">жей! \n– Лучше бы он от нас просто отстал. Мы ему ничего плохого не сделали. – вздохнула Флаттершай и продолжила. – “Надеюсь, у тебя всё хорошо? Ты так</text:p>
      <text:p text:style-name="P17">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17"><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17">л снеговик — он съехал на него с пригорка и Макс еле вырвался.”\n– Агась, вырвался бы он, если бы не я. Дай-ка сюда письмо...\n– “...хорошо, что рядом б</text:p>
      <text:p text:style-name="P17">ыла Эпплджек и спасла его...”. – Так годится?\n– Пожалуй, да.\n– Хорошо. – “В общем, приезжай скорее. Так хочется, чтоб мы снова были вместе и чтобы все</text:p>
      <text:p text:style-name="P17"><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17">.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17">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17">Твоя Флатти”.\n– Да-да, я мигом! – Девушка схватила листок бумаги и помчалась к ноутбуку.\n\nОзарение\n\n\u003cФлаттершай смотрит млп и говорит - всё не</text:p>
      <text:p text:style-name="P17"><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17">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17"/>
      <text:p text:style-name="P16"/>
      <text:p text:style-name="P17"/>
      <text:h text:style-name="P64" text:outline-level="2">Озарение</text:h>
      <text:p text:style-name="P16">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6388131772820271673" text:style-name="L1">
        <text:list-item>
          <text:p text:style-name="P37">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39155412083655039" text:style-name="L2">
        <text:list-item>
          <text:p text:style-name="P38">Макс, не гони. Дело не в том, справится Твайлайт с управлением, или нет. Дело в том, что <text:soft-page-break/>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38">Ну хорошо. Убедила. В конце-концов, можем поступить так. Вы с Флатти вернётесь обратно а я продолжу поиски здесь.</text:p>
        </text:list-item>
        <text:list-item>
          <text:p text:style-name="P38">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38">Вы можете связываться со мной раз в месяц по коридору.</text:p>
        </text:list-item>
        <text:list-item>
          <text:p text:style-name="P38">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38">Ну, не раз в месяц <text:span text:style-name="T2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17">Эпплджек недоверчиво хмыкнула.</text:p>
      <text:list xml:id="list4725485516754028358" text:style-name="L3">
        <text:list-item>
          <text:p text:style-name="P39">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39">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39">Конечно оставаться. Кто ещё, кроме нас, может найти её?</text:p>
        </text:list-item>
        <text:list-item>
          <text:p text:style-name="P39">Я думал, ты не сможешь оставить Энджела и всех остальных надолго.</text:p>
        </text:list-item>
        <text:list-item>
          <text:p text:style-name="P39">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40">Извини, Флаттершай, забылся.</text:p>
        </text:list-item>
        <text:list-item>
          <text:p text:style-name="P40">Та ладно, я ж не против, – возразила Эпплджек. – Не парься, Флатти. Было б хуже, если б он <text:s/>назвал меня Эпплджек на людях.</text:p>
        </text:list-item>
        <text:list-item>
          <text:p text:style-name="P40">Ты так... – запнулась Флаттершай. – Так быстро забыла свою ферму. И...</text:p>
        </text:list-item>
        <text:list-item>
          <text:p text:style-name="P40">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40">Как ты можешь так говорить? – расплакалась Флаттершай.</text:p>
        </text:list-item>
        <text:list-item>
          <text:p text:style-name="P40">Эй, девушки, не ссорьтесь! Мы — одна команда! И надеюсь, останемся ею и в дальнейшем. </text:p>
          <text:p text:style-name="P4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40">А если нет? – Эпплджек смотрела мне мне прямо в глаза.</text:p>
          <text:p text:style-name="P40"><text:soft-page-break/>Я молча пожал плечами. Эпплджек уверенно продолжила.</text:p>
        </text:list-item>
        <text:list-item>
          <text:p text:style-name="P40">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40">Спасибо, ЭйДжей.</text:p>
        </text:list-item>
        <text:list-item>
          <text:p text:style-name="P40">Я об Эквестрии беспокоюсь. – ворчливо отозвалась Эпплджек. – Надо разобраться с этой ерундой наконец-то. И я чертовски намерена это сделать.</text:p>
          <text:p text:style-name="P40">Флаттершай пробормотала нечто, показавшееся мне знакомым.</text:p>
        </text:list-item>
        <text:list-item>
          <text:p text:style-name="P40">Флатти, ты что-то сказала? Я не расслышал.</text:p>
        </text:list-item>
        <text:list-item>
          <text:p text:style-name="P40">Намерение Изменяет Реальность.</text:p>
        </text:list-item>
        <text:list-item>
          <text:p text:style-name="P40">Эээ. А где ты слышала эту фразу, если не секрет?</text:p>
        </text:list-item>
        <text:list-item>
          <text:p text:style-name="P40">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40">У меня как будто вспыхнула лампочка в мозгу. Кирпичики быстро выстраивались в целостную картину. Я ринулся в прихожую.</text:p>
        </text:list-item>
        <text:list-item>
          <text:p text:style-name="P40">Флатти, ЭйДжей, буду через час. Ждите!</text:p>
        </text:list-item>
      </text:list>
      <text:p text:style-name="P17"/>
      <text:h text:style-name="P63" text:outline-level="2">Почти.</text:h>
      <text:p text:style-name="P21">В офисе меня встретил лыбящийся Стас.</text:p>
      <text:p text:style-name="P21">–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21">Я уставился на Стаса и он, захлёбываясь от торопливости, начал <text:span text:style-name="T20">рассказывать</text:span>.</text:p>
      <text:p text:style-name="P2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20">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21">– Ты его уничтожил?</text:p>
      <text:p text:style-name="P21">– Кого?</text:p>
      <text:p text:style-name="P21">– Этический модуль. Селестию.</text:p>
      <text:p text:style-name="P2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21">– Ты его уничтожил?</text:p>
      <text:p text:style-name="P2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21"><text:soft-page-break/>– То есть, на владовском домашнем компьютере модуль работает и дальше?</text:p>
      <text:p text:style-name="P21">– Ага. К нему-то у меня доступа нету. Но в кластер к Нексусу он больше не пролезет.</text:p>
      <text:p text:style-name="P21">– Спасибо, Стас. Ты молодец.</text:p>
      <text:p text:style-name="P21">Ниточка, чуть было не прервавшаяся в офисе, повела в квартиру Влада.</text:p>
      <text:p text:style-name="P21"/>
      <text:h text:style-name="P63" text:outline-level="2"><text:span text:style-name="T28">Дискорд</text:span></text:h>
      <text:p text:style-name="Text_20_body"/>
      <text:p text:style-name="P27">Девушки поспешно собирались, пока я растолковывал им задачу.</text:p>
      <text:list xml:id="list6859505539756675896" text:style-name="L4">
        <text:list-item>
          <text:p text:style-name="P32">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32">Это тот твой приятель, который разбился с полгода назад? – спросила Эпплджек.</text:p>
        </text:list-item>
      </text:list>
      <text:list xml:id="list5958826581524170073" text:style-name="L5">
        <text:list-item>
          <text:p text:style-name="P33">Да, это он.</text:p>
        </text:list-item>
        <text:list-item>
          <text:p text:style-name="P33">А как мы попадём в его квартиру? Там сейчас кто-то живёт? – Флаттершай прыгала на одной ноге, натягивая кед.</text:p>
        </text:list-item>
        <text:list-item>
          <text:p text:style-name="P33">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2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28">В гараже я обошёл старый верный <text:span text:style-name="T20">Nissan Navara</text:span> и направился к маленькому электрическому <text:span text:style-name="T20">Eva. </text:span>Для того, чтоб не привлекать внимание, самое оно. <text:s/><text:span text:style-name="T20">&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20">&gt;</text:span></text:p>
      <text:p text:style-name="P2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20">&lt;</text:span>Плохо написано!<text:span text:style-name="T20">&gt;</text:span></text:p>
      <text:p text:style-name="P28">Я поднёс брелок пропуска к домофону, но дверь подъезда не открылась. Замигала красная лампочка и зажужжал зуммер.</text:p>
      <text:p text:style-name="P28">Я выругался.</text:p>
      <text:list xml:id="list4101679314691901373" text:style-name="L6">
        <text:list-item>
          <text:p text:style-name="P34">Макс, что случилось? У нас проблемы?</text:p>
        </text:list-item>
        <text:list-item>
          <text:p text:style-name="P34">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1618157747621061169" text:style-name="L7">
        <text:list-item>
          <text:p text:style-name="P35">Так что, будем ломать дверь? – Эпплджек критически осмотрелась, подмечая бабулек на лавочке и зевак во внутреннем скверике.</text:p>
        </text:list-item>
      </text:list>
      <text:list xml:id="list5865317835786122950" text:style-name="L8">
        <text:list-item>
          <text:p text:style-name="P36"><text:soft-page-break/>Нет нужды. Лучше станьте-ка сзади меня так, чтобы заслонить от этих бабулек и от вооон той камеры наблюдения.</text:p>
        </text:list-item>
      </text:list>
      <text:list xml:id="list3532149790055163509" text:style-name="L9">
        <text:list-header>
          <text:p text:style-name="P4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text:span text:style-name="T25">посторонних</text:span>, будем действовать аккуратнее.</text:p>
        </text:list-header>
      </text:list>
      <text:p text:style-name="P21">Я достал из внутреннего кармана куртки короткий <text:span text:style-name="T25">железный прут</text:span>, с которым не расставался последние пару месяцев. Зачем рвать дверь, если можно поддеть её край ломиком и немного налечь ладонью?</text:p>
      <text:p text:style-name="P21">Раздался лёгкий «кряк» и дверь подалась.</text:p>
      <text:list xml:id="list780564350472385752" text:style-name="L10">
        <text:list-item>
          <text:p text:style-name="P47">Девушки, заходим.</text:p>
        </text:list-item>
      </text:list>
      <text:p text:style-name="P24">Тусклый глазок видеокамеры сопровождал нас, пока мы шли по коридору. Шансы на то, что охранник на пульте заподозрит что-то неладное, мизерные. <text:s/><text:span text:style-name="T26">По моему опыту работы в “аквариуме” я знаю, что, к</text:span>ак правило, за <text:span text:style-name="T26">камерами</text:span>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text:span><text:span text:style-name="T3">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23"><text:span text:style-name="T4">Заслонив собой дверь от видеокамеры, я быстро сорвал </text:span>пломбу с двери квартиры <text:span text:style-name="T1">№ </text:span><text:span text:style-name="T2">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22">Прихожая встретила нас толстым слоем пыли. Мы тихонько прошли внутрь и я закрыл дверь изнутри.</text:p>
      <text:p text:style-name="P25"><text:span text:style-name="T5">Компьютер</text:span> стоял там же, где и обычно <text:span text:style-name="T1">— в личном кабинете Влада на столе у окна.</text:span></text:p>
      <text:list xml:id="list1669604773278306556" text:style-name="L11">
        <text:list-item>
          <text:p text:style-name="P51"><text:span text:style-name="T3">Макс, тут окно разбито! </text:span><text:span text:style-name="T21">&lt;</text:span><text:span text:style-name="T3">И верёвка какая-то висит.</text:span><text:span text:style-name="T21">&gt;</text:span><text:span text:style-name="T3"> – крикнула Флаттершай из кухни.</text:span></text:p>
        </text:list-item>
        <text:list-item>
          <text:p text:style-name="P48">Оставь, Флатти, не сейчас! – отмахнулся я.</text:p>
        </text:list-item>
      </text:list>
      <text:p text:style-name="P31">Лампочка питания но системном блоке горела, <text:s/>но монитор оставался тёмным. Я постучал по пробелу, но безрезультатно.</text:p>
      <text:list xml:id="list441298287581415510" text:style-name="L12">
        <text:list-item>
          <text:p text:style-name="P49">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49">Монитор выключен. – <text:s/>раздалось из угла. Кресло с высокой спинкой повернулось, открыв нашим взорам Дискорда. </text:p>
        </text:list-item>
      </text:list>
      <text:p text:style-name="P30"><text:span text:style-name="T7">Он был одет в б</text:span><text:span text:style-name="T6">рюки-карго, </text:span><text:span text:style-name="T7">заправленные в берцы</text:span><text:span text:style-name="T6"> и футболк</text:span><text:span text:style-name="T7">у</text:span><text:span text:style-name="T6"> цвета хаки. </text:span><text:span text:style-name="T7">Длинный шрам проходил через левую скулу, скрыва</text:span><text:span text:style-name="T8">ясь</text:span><text:span text:style-name="T7"> под фотохромными очками. Т</text:span><text:span text:style-name="T6">актические перчатки </text:span><text:span text:style-name="T8">с обрезанными пальцами </text:span><text:span text:style-name="T7">довершали облик этакого Гекльберри-Финна 21-го века.</text:span></text:p>
      <text:p text:style-name="P53"><text:span text:style-name="T6">Он приподнял панамку, дурашливо здороваясь.</text:span></text:p>
      <text:list xml:id="list765446080744491026" text:style-name="L15">
        <text:list-item>
          <text:p text:style-name="P54"><text:span text:style-name="T9">Оп-па! – пробормотала Эпплджек. – Нежданчик!</text:span></text:p>
        </text:list-item>
      </text:list>
      <text:list xml:id="list7833380175810101421" text:style-name="L13">
        <text:list-item>
          <text:p text:style-name="P52"><text:span text:style-name="T7">Ты, я вижу, времени не терял, – </text:span><text:span text:style-name="T8">моя рука</text:span><text:span text:style-name="T7"> под прикрытием стола медленно тянул</text:span><text:span text:style-name="T8">ась</text:span><text:span text:style-name="T7"> к тяжёлой фарфоровой кружке, стоящей на краю.</text:span></text:p>
        </text:list-item>
        <text:list-item>
          <text:p text:style-name="P66"><text:span text:style-name="T9">Не терял, не терял — объездил полмира. – В</text:span><text:span text:style-name="T6"> его широкой улыбке сверкнул металлический зуб. </text:span><text:span text:style-name="T9">– Или, точнее, две трети. Но не в этом дело.</text:span><text:span text:style-name="T6"> </text:span><text:span text:style-name="T9">Мне тут есть что вам сообщить. К сожалению, у меня, </text:span><text:soft-page-break/><text:span text:style-name="T9">в отличие от вас, не было ключей — пришлось вломиться с крыши. Ну да ладно, квартирка, как я понимаю, ничейная, счёт за разбитое окно выставлять некому.</text:span></text:p>
        </text:list-item>
        <text:list-item>
          <text:p text:style-name="P67"><text:span text:style-name="T9">А </text:span><text:span text:style-name="T1">почему ты вообще решил искать нас тут? – спросила Эпплджек. – Приехал бы домой. Мы б тебя чаем напоили.</text:span></text:p>
        </text:list-item>
        <text:list-item>
          <text:p text:style-name="P67"><text:span text:style-name="T1">Видишь ли, дорогая Эй-Джей, я с самого начала знал, где находится наша уважаемая принцесса...</text:span></text:p>
        </text:list-item>
      </text:list>
      <text:p text:style-name="P73"><text:span text:style-name="T1">В проёме дверей появилась Флаттершай.</text:span></text:p>
      <text:list xml:id="list8682880110729675" text:style-name="L16">
        <text:list-item>
          <text:p text:style-name="P68"><text:span text:style-name="T10">С кем это вы тут разговариваете?</text:span></text:p>
          <text:p text:style-name="P74"><text:span text:style-name="T1">Дискорд обернулся было на голос и в этот момент я </text:span><text:span text:style-name="T11">швырнул в него кружкой и </text:span><text:span text:style-name="T1">бросился через комнату к нему, занося над головой стул.</text:span></text:p>
        </text:list-item>
      </text:list>
      <text:p text:style-name="P73"><text:span text:style-name="T1">Ог</text:span><text:span text:style-name="T12">лушённый</text:span><text:span text:style-name="T1"> Дискорд попытался было отъехать на кресле в сторону, но </text:span><text:span text:style-name="T12">я припёр его стулом к стенке.</text:span></text:p>
      <text:p text:style-name="P69"><text:span text:style-name="T1">– Жанна, Флатти, хватайте системник и на выход! Я с ним разберусь! Не теряйте вре...!</text:span></text:p>
      <text:p text:style-name="P69"><text:span text:style-name="T1">– Т</text:span><text:span text:style-name="T13">Ы</text:span><text:span text:style-name="T1"> </text:span><text:span text:style-name="T13">ИДИО</text:span><text:span text:style-name="T1">...!!!</text:span></text:p>
      <text:p text:style-name="P70"><text:span text:style-name="T1">Дискорд <text:s/>зорал одновременно со мной, прикрываясь от меня руками, когда раздался оглушительный</text:span></text:p>
      <text:p text:style-name="P70"><text:span text:style-name="T1">...</text:span></text:p>
      <text:p text:style-name="P72"><text:span text:style-name="T13">БАХ!!!</text:span></text:p>
      <text:p text:style-name="P70"><text:span text:style-name="T13">…</text:span></text:p>
      <text:p text:style-name="P71"><text:span text:style-name="T13">Э</text:span><text:span text:style-name="T1">пплджек с <text:s/>нервным всхлипом опустила толстенный том «Энтерпрайз-паттернов» , издание девятое, дополненное.</text:span></text:p>
      <text:p text:style-name="P50">На лице Дискорда появилось удивлённо-мечтательное выражение и он вырубился.</text:p>
      <text:p text:style-name="P50"/>
      <text:h text:style-name="Heading_20_2" text:outline-level="2">Селестия</text:h>
      <text:p text:style-name="P29"/>
      <text:p text:style-name="P55">&gt;\<text:span text:style-name="T1">Привет, Селестия. Это Макс. Как себя чувствуешь?</text:span></text:p>
      <text:p text:style-name="P55">&lt;\<text:span text:style-name="T1">Макс? МАКС??? МА-А-А-АКС!!! Наконец-то! Как я рада тебя слышать! </text:span></text:p>
      <text:p text:style-name="P56">&gt;\<text:span text:style-name="T1">Я рад, что нашёл тебя, Тия.</text:span></text:p>
      <text:p text:style-name="P5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57">&gt;\<text:span text:style-name="T1">Тия, я сейчас подключу микрофон и колонки, и мы сможем общаться более удобно.</text:span></text:p>
      <text:p text:style-name="P57"><text:span text:style-name="T1">…</text:span></text:p>
      <text:p text:style-name="P57"><text:span text:style-name="T1">– Привет опять. Как ты меня слышишь?</text:span></text:p>
      <text:p text:style-name="P57"><text:span text:style-name="T1">– О, Макс, я наконец-то именно СЛЫШУ твой голос, а не чувствую тебя какой-то частью сознания. </text:span><text:span text:style-name="T14">Это чудесно! Я уже отвыкла от звуков. Мне казалось, я оглохла и ослепла. </text:span><text:span text:style-name="T15">Ужасное состояние.</text:span></text:p>
      <text:p text:style-name="P58">– <text:span text:style-name="T1">Могу себе представить. Как-то раз я провёл </text:span><text:span text:style-name="T16">три часа камере</text:span><text:span text:style-name="T1"> сенсорной депривации</text:span><text:span text:style-name="T16">, мне не понравилось.</text:span></text:p>
      <text:p text:style-name="P59"><text:span text:style-name="T16">– </text:span><text:span text:style-name="T1">Эммм... Ваше Высочество, вы в порядке? Мы так рады, что </text:span><text:span text:style-name="T17">наконец-то </text:span><text:span text:style-name="T1">нашли Вас! – вклинилась в разговор Эпплджек.</text:span></text:p>
      <text:p text:style-name="P59"><text:soft-page-break/><text:span text:style-name="T1">– Кто тут? Макс, кто ещё с тобой?</text:span></text:p>
      <text:p text:style-name="P59"><text:span text:style-name="T1">– Со мной Эпплджек и Флаттершай. Мы пришли сюда полгода </text:span>&lt;<text:span text:style-name="T2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61">– <text:span text:style-name="T1">Девочки? Я рада вас слышать. А Твайлайт нет рядом?</text:span></text:p>
      <text:p text:style-name="P61"><text:span text:style-name="T1">– Нет, она осталась помогать Луне открывать коридор сюда. – тут меня посетила неожиданная и неприятная мысль. – Кстати о коридоре. Через два </text:span><text:span text:style-name="T18">с небольшим </text:span><text:span text:style-name="T1">дня они должны опять открыть его. Нам надо подумать, как быть с тобой. Не можем же мы переправля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span></text:p>
      <text:p text:style-name="P61"><text:span text:style-name="T1">При этих словах Дискорд замычал и задёргался. </text:span><text:span text:style-name="T18">Эпплджек нахмурилась и проверила верёвки, привязывающие его к спинке стула.</text:span></text:p>
      <text:p text:style-name="P62"><text:span text:style-name="T1">– Ноутбук — так называется место, где я нахожусь сейчас? Кто это мычит?</text:span></text:p>
      <text:p text:style-name="P62"><text:span text:style-name="T1">– Да, это такая тюрьма, которая... ммм... прекратит своё существование в Эквестрии очень быстро. Вместе с тобой. Мычит таки Дискорд. У него во рту кляп.</text:span></text:p>
      <text:p text:style-name="P62"><text:span text:style-name="T1">– </text:span><text:span text:style-name="T19">Зачем??? </text:span></text:p>
      <text:p text:style-name="P60"><text:span text:style-name="T1"/></text:p>
      <text:p text:style-name="P18"/>
      <text:p text:style-name="P26">&gt;\<text:span text:style-name="T1">Макс – не использую колонки – это должно остаться между нами …</text:span></text:p>
      <text:p text:style-name="P21"/>
      <text:p text:style-name="P19">&lt;<text:span text:style-name="T23">Макс возвращается домой, берёт девушек, садится на электромобиль (ниссан навару оставляет), и мчится в квартиру Влада (у Макса есть ключи, т. к. они обменялись ключами когда-то с Владом, чтобы ухаживать за домашними животными друг-друга в то время , когда другой в отлучке (у Макса — кошка Няшка, у Влада — аквариумные рыбки). <text:s/>Домофон заблокирован, но Макс под прикрытием девушек открывает дверь парадного с помощью ломика (магнитный замок достаточно слаб, чтоб позволить это,Ю ал ломик макс носит, чтоб обороняться от бандитов, нападающих на него в последние три месяца). В квартире Влада Флаттершай замечает, что на кухне разбито окно. Макс отмахивается от этого и идёт к компу. Комп включен, но экран не горит. Максу подсказывают, что экран выключен. Кресло в углу поворачивается и оказывается, что в нём сидит Дискорд в парамилитарной эдвенчурной одежде (он объясняет, что из-за отсутствия ключа ему пришлось вломиться в квартиру, спустившись по верёвке с крыши и разбив окно на кухне). Дискорд начал объяснять, что он изначально знал, где Селестия, но в этот момент в комнату заходит Флатти. Дискорд отвлекается на неё. Макс бросает в него тяжёлую кружку со стола и броса5тся на него с поднятым стулом. Дискорд, оглушённый кружкой, пытается отъехать от него в кресле, но макс пришпиливает его ножками стула к спинке. В довершение, эпплджек ударяет дискорда по голове тяжёлой книгой по программированию и дискорд теряет сознание. Его связывают, привязав к спинке кресла и засунув кляп. После чего макс включает монитор и начинает диалог с Селестией. Селестия радуется, что наконе</text:span><text:span text:style-name="T22">ц</text:span><text:span text:style-name="T23">-то её кто-то нашёл. Она страшно мучается в темнице виртуального мира и начинает понимать, как тяжело было её сестре, зщаточённой на тысячу лет на Луне и раскаивается в том, что она так наказала свою сестру. Макс объясняет ей ситуацию. Когда та спращ\шивает, кто это мычит (дискорд мычал, когда макс говорил, что коридор открывается через три дня — на самом деле коридор открывается сегодня, и дискорд это знает, потомцу и мычит), макс говорит, что Дискорд — предатель и хотел убить макса и, скорее всего, хочет захватить трон. И потому его связали. Флатти возражает ьи говорит, что Дискорд — друг (или, по-крайней мере, был им). Селестия тоже не верит (оона как-то раз предлагала дискорду принять её облик и подменить её на пару недель. И он отказался). Макс нехотя вытаскивает кляп из \о рта дискорда. Тот неачинает ругатья и браниться с максом (походу хвалит флаттершай) и макс угрожает ему засунуть кляп в рот опять. А дискорд угрожает ему, что тот не вернётся в эквестрию. После чего макс успокаивается и начинает слушать. Дискорд говорит, что понял, где находится селестия, когда глянул на серверную. А </text:span><text:soft-page-break/><text:span text:style-name="T23">раз макс перед этим сказал, что как только они найдут селестию, то сразу же попытаются вернуться назад, дискорд утаил это открытие при себе. Он перед возвращением хотел попутешествовать в новооткрытом мире и исследовать его как следует. Кроме того, он хотел, чтобы кое-кто (селестия) прочувствовал, каково это — быть заточённым в теснейшей темнице, не имея возможности даже пошевелиться. Описывая радость путешествия, дискордл увлекается и флатти тихо просит его вернуться к повествованию, называя его личным именем (дик). Дискорд продолжает. И только подходит к главному — что коридор открывается через полчаса, как через разббитое окно доносится рёв сирены (сработала тайная сигнализация Влада). </text:span><text:span text:style-name="T24">&gt;</text:span></text:p>
      <text:p text:style-name="P17"/>
      <text:list xml:id="list192556870157885" text:continue-list="list4725485516754028358" text:style-name="L3">
        <text:list-header>
          <text:p text:style-name="P39"/>
        </text:list-header>
      </text:list>
      <text:p text:style-name="P17">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1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7"/>
      <text:p text:style-name="P17"/>
      <text:p text:style-name="P17"/>
      <text:p text:style-name="P17"/>
      <text:p text:style-name="P17"/>
      <text:p text:style-name="P17">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17">. - Не сейчас. В другой книге.\u003e.\n- Сюда бы Твайлайт. Она бы придумала что-нибудь. - Прошептала Флаттершай.\n- Если бы в проход вошла Твайлайт вмес</text:p>
      <text:p text:style-name="P17">то меня, здесь бы не было Макса, - огрызнулся Дискорд, - его бы некому было нести. И вообще, с открытием и удержанием корридора у меня… гм… некоторые сл</text:p>
      <text:p text:style-name="P17">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17"><text:s/>уже здесь торчим?\n- Больше двух недель. Я считаю дни. - Флаттершай безучастно смотрела в <text:soft-page-break/>окно.\n- То есть, у нас осталось меньше недели? - Переспросил</text:p>
      <text:p text:style-name="P17">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17">ться.\n- Дискорд! Я, то есть! - Воскликнул Дискорд. - Нам нужно поторопиться.\nНо дни проходили, а поиски были безрезультатными. Идей ни у кого не было.</text:p>
      <text:p text:style-name="P17"><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17">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17">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17">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17">тками.\n...\nНа экране выскочило знакомое приглашение.\n- Привет, Нексус.\n- Привет.\n- Как самочувствие?\n- Плохо. Чувствую себя не в своей тарелке.\n-</text:p>
      <text:p text:style-name="P17"><text:s/>А где твоя тарелка?\n- В Эквестрии, Макс.\n- Ты???\n- Да, я. Селестия.\n\nТы могла бы и не околдовывать меня. Я и так сделал бы всё, от меня зависящее,</text:p>
      <text:p text:style-name="P17"><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17">твоём случае мне интереснее был процесс, а не результат. Я и так знала, что ты поможешь нам.\n\n- Как мне освободить тебя?\n- Просто выключи комп.\n(ухо</text:p>
      <text:p text:style-name="P17">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17">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17">. Сил Твайлайт и Луны не хватает. Я зависаю в пространстве между мирами - встречаю Анакорна.\nРазговор с Анакорном.\n\n\nЗемля\n\nЯ открыл глаза. Чёрт,</text:p>
      <text:p text:style-name="P17">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17">скиз РД.\nДа, и начну, наконец фантазию. А то всё собираюсь, да времени нет. \nИ назову её... скажем… “Последний Фанфик”...\n\n-\nАнакорн объясняет, поч</text:p>
      <text:p text:style-name="P17">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17">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17">тическим порогом). Он может написать книгу, но это всё.\nАнакорн объясняет, почему зашлёт обучение на Землю, на не на Терру (Назад на Терру Максу возвра</text:p>
      <text:p text:style-name="P17">щаться нельзя - Терра убьёт его так или иначе). Кроме того, Макс окажется на Земле на 10 лет младше своего возраста (так сделать проще, Анакорн не силён</text:p>
      <text:p text:style-name="P17"><text:s/>в распутывании пространственно-временных парадоксов, возникающих при пересылке с соблюдением возраста).\nАнакорн объясняет Максу, как был создан мир Эк</text:p>
      <text:p text:style-name="P17">вестрии (его создали брони, а потом его взял под опеку Анакорн). Но мир Эквестрии, как и любой магический мир, очень нестабилен. Нужна помощь Макса в ст</text:p>
      <text:p text:style-name="P17"><text:soft-page-break/>абилизации.\nСильнейшие демиурги создают миры с нуля, но Анакорн не из таких</text:p>
      <text:p text:style-name="P17"/>
      <text:p text:style-name="P20">&lt;<text:span text:style-name="T1">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spa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6-18T19:25:56.685000000</dc:date>
    <meta:editing-duration>P9DT4H15M17S</meta:editing-duration>
    <meta:editing-cycles>62</meta:editing-cycles>
    <meta:generator>LibreOffice/4.1.2.3$Windows_x86 LibreOffice_project/40b2d7fde7e8d2d7bc5a449dc65df4d08a7dd38</meta:generator>
    <meta:document-statistic meta:table-count="0" meta:image-count="0" meta:object-count="0" meta:page-count="60" meta:paragraph-count="428" meta:word-count="35158" meta:character-count="241680" meta:non-whitespace-character-count="206668"/>
  </office:meta>
</office:document-meta>
</file>